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avg power 2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I2] * 1.60934" office:value-type="float" office:value="0.0000534885517548463" calcext:value-type="float">
            <text:p>5.34885517548463E-05</text:p>
          </table:table-cell>
          <table:table-cell table:formula="of:=[.J2]*1000" office:value-type="float" office:value="0.0534885517548463" calcext:value-type="float">
            <text:p>0.053488551754846</text:p>
          </table:table-cell>
          <table:table-cell table:formula="of:=[.K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G2]/[.M2]" office:value-type="float" office:value="4.22242721878952" calcext:value-type="float">
            <text:p>4.22242721878952</text:p>
          </table:table-cell>
          <table:table-cell table:formula="of:=[.H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I3] * 1.60934" office:value-type="float" office:value="0.0000506163387096774" calcext:value-type="float">
            <text:p>5.06163387096774E-05</text:p>
          </table:table-cell>
          <table:table-cell table:formula="of:=[.J3]*1000" office:value-type="float" office:value="0.0506163387096774" calcext:value-type="float">
            <text:p>0.050616338709678</text:p>
          </table:table-cell>
          <table:table-cell table:formula="of:=[.K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G3]/[.M3]" office:value-type="float" office:value="3.72058003364616" calcext:value-type="float">
            <text:p>3.72058003364616</text:p>
          </table:table-cell>
          <table:table-cell table:formula="of:=[.H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I4] * 1.60934" office:value-type="float" office:value="0.0000534662462703781" calcext:value-type="float">
            <text:p>5.34662462703781E-05</text:p>
          </table:table-cell>
          <table:table-cell table:formula="of:=[.J4]*1000" office:value-type="float" office:value="0.0534662462703781" calcext:value-type="float">
            <text:p>0.053466246270378</text:p>
          </table:table-cell>
          <table:table-cell table:formula="of:=[.K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G4]/[.M4]" office:value-type="float" office:value="3.78983164416706" calcext:value-type="float">
            <text:p>3.78983164416706</text:p>
          </table:table-cell>
          <table:table-cell table:formula="of:=[.H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I5] * 1.60934" office:value-type="float" office:value="0.0000533519392125799" calcext:value-type="float">
            <text:p>5.33519392125799E-05</text:p>
          </table:table-cell>
          <table:table-cell table:formula="of:=[.J5]*1000" office:value-type="float" office:value="0.0533519392125799" calcext:value-type="float">
            <text:p>0.05335193921258</text:p>
          </table:table-cell>
          <table:table-cell table:formula="of:=[.K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G5]/[.M5]" office:value-type="float" office:value="0" calcext:value-type="float">
            <text:p>0</text:p>
          </table:table-cell>
          <table:table-cell table:formula="of:=[.H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I6] * 1.60934" office:value-type="float" office:value="0.0000534610448347455" calcext:value-type="float">
            <text:p>5.34610448347455E-05</text:p>
          </table:table-cell>
          <table:table-cell table:formula="of:=[.J6]*1000" office:value-type="float" office:value="0.0534610448347455" calcext:value-type="float">
            <text:p>0.053461044834746</text:p>
          </table:table-cell>
          <table:table-cell table:formula="of:=[.K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H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7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table:formula="of:=[.D7]/[.B7]*60" office:value-type="float" office:value="30.4378378378378" calcext:value-type="float">
            <text:p>30.4378378378378</text:p>
          </table:table-cell>
          <table:table-cell table:formula="of:=[.D7]/[.C7]/[.E7]" office:value-type="float" office:value="0.0000321481176994485" calcext:value-type="float">
            <text:p>3.21481176994485E-05</text:p>
          </table:table-cell>
          <table:table-cell table:formula="of:=[.I7] * 1.60934" office:value-type="float" office:value="0.0000517372517384304" calcext:value-type="float">
            <text:p>5.17372517384304E-05</text:p>
          </table:table-cell>
          <table:table-cell table:formula="of:=[.J7]*1000" office:value-type="float" office:value="0.0517372517384304" calcext:value-type="float">
            <text:p>0.051737251738431</text:p>
          </table:table-cell>
          <table:table-cell table:formula="of:=[.K7]*[.E7]" office:value-type="float" office:value="13.6068972072072" calcext:value-type="float">
            <text:p>13.6068972072072</text:p>
          </table:table-cell>
          <table:table-cell table:number-columns-repeated="2"/>
          <table:table-cell table:formula="of:=[.H7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8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table:formula="of:=[.D8]/[.B8]*60" office:value-type="float" office:value="29.0157728706625" calcext:value-type="float">
            <text:p>29.0157728706625</text:p>
          </table:table-cell>
          <table:table-cell table:formula="of:=[.D8]/[.C8]/[.E8]" office:value-type="float" office:value="0.0000333055244153609" calcext:value-type="float">
            <text:p>3.33055244153609E-05</text:p>
          </table:table-cell>
          <table:table-cell table:formula="of:=[.I8] * 1.60934" office:value-type="float" office:value="0.000053599912662617" calcext:value-type="float">
            <text:p>5.3599912662617E-05</text:p>
          </table:table-cell>
          <table:table-cell table:formula="of:=[.J8]*1000" office:value-type="float" office:value="0.053599912662617" calcext:value-type="float">
            <text:p>0.053599912662617</text:p>
          </table:table-cell>
          <table:table-cell table:formula="of:=[.K8]*[.E8]" office:value-type="float" office:value="12.9711788643533" calcext:value-type="float">
            <text:p>12.9711788643533</text:p>
          </table:table-cell>
          <table:table-cell table:number-columns-repeated="2"/>
          <table:table-cell table:formula="of:=[.H8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9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table:formula="of:=[.D9]/[.B9]*60" office:value-type="float" office:value="23.0796460176991" calcext:value-type="float">
            <text:p>23.0796460176991</text:p>
          </table:table-cell>
          <table:table-cell table:formula="of:=[.D9]/[.C9]/[.E9]" office:value-type="float" office:value="0.0000254405269154532" calcext:value-type="float">
            <text:p>2.54405269154532E-05</text:p>
          </table:table-cell>
          <table:table-cell table:formula="of:=[.I9] * 1.60934" office:value-type="float" office:value="0.0000409424575861154" calcext:value-type="float">
            <text:p>4.09424575861154E-05</text:p>
          </table:table-cell>
          <table:table-cell table:formula="of:=[.J9]*1000" office:value-type="float" office:value="0.0409424575861154" calcext:value-type="float">
            <text:p>0.040942457586115</text:p>
          </table:table-cell>
          <table:table-cell table:formula="of:=[.K9]*[.E9]" office:value-type="float" office:value="10.3174993117011" calcext:value-type="float">
            <text:p>10.3174993117011</text:p>
          </table:table-cell>
          <table:table-cell table:number-columns-repeated="2"/>
          <table:table-cell table:formula="of:=[.H9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0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[.D10]/[.B10]*60" office:value-type="float" office:value="26.9430379746835" calcext:value-type="float">
            <text:p>26.9430379746835</text:p>
          </table:table-cell>
          <table:table-cell table:formula="of:=[.D10]/[.C10]/[.E10]" office:value-type="float" office:value="0.0000334115054249548" calcext:value-type="float">
            <text:p>3.34115054249548E-05</text:p>
          </table:table-cell>
          <table:table-cell table:formula="of:=[.I10] * 1.60934" office:value-type="float" office:value="0.0000537704721405967" calcext:value-type="float">
            <text:p>5.37704721405967E-05</text:p>
          </table:table-cell>
          <table:table-cell table:formula="of:=[.J10]*1000" office:value-type="float" office:value="0.0537704721405968" calcext:value-type="float">
            <text:p>0.053770472140597</text:p>
          </table:table-cell>
          <table:table-cell table:formula="of:=[.K10]*[.E10]" office:value-type="float" office:value="12.0445857594937" calcext:value-type="float">
            <text:p>12.0445857594937</text:p>
          </table:table-cell>
          <table:table-cell table:number-columns-repeated="2"/>
          <table:table-cell table:formula="of:=[.H10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1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table:formula="of:=[.D11]/[.B11]*60" office:value-type="float" office:value="28.0347826086956" calcext:value-type="float">
            <text:p>28.0347826086956</text:p>
          </table:table-cell>
          <table:table-cell table:formula="of:=[.D11]/[.C11]/[.E11]" office:value-type="float" office:value="0.0000332796564680623" calcext:value-type="float">
            <text:p>3.32796564680623E-05</text:p>
          </table:table-cell>
          <table:table-cell table:formula="of:=[.I11] * 1.60934" office:value-type="float" office:value="0.0000535582823403113" calcext:value-type="float">
            <text:p>5.35582823403113E-05</text:p>
          </table:table-cell>
          <table:table-cell table:formula="of:=[.J11]*1000" office:value-type="float" office:value="0.0535582823403113" calcext:value-type="float">
            <text:p>0.053558282340311</text:p>
          </table:table-cell>
          <table:table-cell table:formula="of:=[.K11]*[.E11]" office:value-type="float" office:value="12.5326380676329" calcext:value-type="float">
            <text:p>12.5326380676329</text:p>
          </table:table-cell>
          <table:table-cell table:number-columns-repeated="2"/>
          <table:table-cell table:formula="of:=[.H11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2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table:formula="of:=[.D12]/[.B12]*60" office:value-type="float" office:value="39.4153846153846" calcext:value-type="float">
            <text:p>39.4153846153846</text:p>
          </table:table-cell>
          <table:table-cell table:formula="of:=[.D12]/[.C12]/[.E12]" office:value-type="float" office:value="0.000033278777959629" calcext:value-type="float">
            <text:p>3.3278777959629E-05</text:p>
          </table:table-cell>
          <table:table-cell table:formula="of:=[.I12] * 1.60934" office:value-type="float" office:value="0.0000535568685215494" calcext:value-type="float">
            <text:p>5.35568685215494E-05</text:p>
          </table:table-cell>
          <table:table-cell table:formula="of:=[.J12]*1000" office:value-type="float" office:value="0.0535568685215494" calcext:value-type="float">
            <text:p>0.053556868521549</text:p>
          </table:table-cell>
          <table:table-cell table:formula="of:=[.K12]*[.E12]" office:value-type="float" office:value="17.6202097435897" calcext:value-type="float">
            <text:p>17.6202097435897</text:p>
          </table:table-cell>
          <table:table-cell table:number-columns-repeated="2"/>
          <table:table-cell table:formula="of:=[.H12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3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table:formula="of:=[.D13]/[.B13]*60" office:value-type="float" office:value="29.8727272727273" calcext:value-type="float">
            <text:p>29.8727272727273</text:p>
          </table:table-cell>
          <table:table-cell table:formula="of:=[.D13]/[.C13]/[.E13]" office:value-type="float" office:value="0.000033325220072208" calcext:value-type="float">
            <text:p>3.3325220072208E-05</text:p>
          </table:table-cell>
          <table:table-cell table:formula="of:=[.I13] * 1.60934" office:value-type="float" office:value="0.0000536316096710072" calcext:value-type="float">
            <text:p>5.36316096710072E-05</text:p>
          </table:table-cell>
          <table:table-cell table:formula="of:=[.J13]*1000" office:value-type="float" office:value="0.0536316096710073" calcext:value-type="float">
            <text:p>0.053631609671007</text:p>
          </table:table-cell>
          <table:table-cell table:formula="of:=[.K13]*[.E13]" office:value-type="float" office:value="13.3542708080808" calcext:value-type="float">
            <text:p>13.3542708080808</text:p>
          </table:table-cell>
          <table:table-cell table:number-columns-repeated="2"/>
          <table:table-cell table:formula="of:=[.H13]*1.609" office:value-type="float" office:value="48.0652181818182" calcext:value-type="float">
            <text:p>48.065218181818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AVERAGE([.I2:.I13])" office:value-type="float" office:value="0.0000323725344676935" calcext:value-type="float">
            <text:p>3.23725344676935E-05</text:p>
          </table:table-cell>
          <table:table-cell table:formula="of:=AVERAGE([.J2:.J13])" office:value-type="float" office:value="0.0000520984146202379" calcext:value-type="float">
            <text:p>5.20984146202379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formula="of:=([.I2]-[.I3])/10" office:value-type="float" office:value="0.00000017847148801179" calcext:value-type="float">
            <text:p>1.78471488011787E-0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9:21:44.294446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22T19:23:25.838848445</dc:date>
    <meta:editing-duration>PT10H13M31S</meta:editing-duration>
    <meta:editing-cycles>17</meta:editing-cycles>
    <meta:generator>LibreOffice/7.0.4.2$Linux_X86_64 LibreOffice_project/00$Build-2</meta:generator>
    <meta:document-statistic meta:table-count="1" meta:cell-count="175" meta:object-count="0"/>
  </office:meta>
</office:document-meta>
</file>